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8cm" fo:padding-top="0cm" fo:padding-bottom="0cm" fo:padding-left="0cm" fo:padding-right="0cm"/>
      <style:paragraph-properties style:writing-mode="lr-tb"/>
    </style:style>
    <style:style style:name="gr4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74cm" fo:padding-top="0.1cm" fo:padding-bottom="0.1cm" fo:padding-left="0.1cm" fo:padding-right="0.1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97cm" fo:padding-top="0.1cm" fo:padding-bottom="0.1cm" fo:padding-left="0.1cm" fo:padding-right="0.1cm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9cm" fo:padding-top="0cm" fo:padding-bottom="0cm" fo:padding-left="0cm" fo:padding-right="0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74cm" fo:padding-top="0.1cm" fo:padding-bottom="0.1cm" fo:padding-left="0.1cm" fo:padding-right="0.1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8% 58%" style:font-name="Latin Modern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2cm" svg:height="2cm" svg:x="3.1cm" svg:y="1.097cm">
          <text:p text:style-name="P1"><text:span text:style-name="T1">H</text:span><text:span text:style-name="T2">X</text:span><text:span text:style-name="T3">(</text:span><text:span text:style-name="T1">z</text:span><text:span text:style-name="T3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3.1cm" svg:y2="2.1cm">
          <text:p/>
        </draw:line>
        <draw:line draw:style-name="gr2" draw:text-style-name="P4" draw:layer="layout" svg:x1="5.1cm" svg:y1="2.1cm" svg:x2="10.1cm" svg:y2="2.1cm">
          <text:p/>
        </draw:line>
        <draw:line draw:style-name="gr2" draw:text-style-name="P4" draw:layer="layout" svg:x1="12.1cm" svg:y1="2.1cm" svg:x2="15.899cm" svg:y2="2.098cm">
          <text:p/>
        </draw:line>
        <draw:custom-shape draw:style-name="gr3" draw:text-style-name="P2" draw:layer="layout" svg:width="6cm" svg:height="3.301cm" svg:x="1.1cm" svg:y="0.099cm">
          <text:p text:style-name="P1"><text:span text:style-name="T3">Właściwości dynami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0.874cm" svg:height="0.912cm" svg:x="0.094cm" svg:y="1.2cm">
          <draw:text-box>
            <text:p text:style-name="P5"><text:span text:style-name="T1">x</text:span><text:span text:style-name="T3">(</text:span><text:span text:style-name="T1">i</text:span><text:span text:style-name="T3">)</text:span></text:p>
          </draw:text-box>
        </draw:frame>
        <draw:frame draw:style-name="gr5" draw:text-style-name="P6" draw:layer="layout" svg:width="0.997cm" svg:height="0.912cm" svg:x="14.049cm" svg:y="1.2cm">
          <draw:text-box>
            <text:p text:style-name="P5"><text:span text:style-name="T1">X</text:span><text:span text:style-name="T3">(</text:span><text:span text:style-name="T1">i</text:span><text:span text:style-name="T3">)</text:span></text:p>
          </draw:text-box>
        </draw:frame>
        <draw:custom-shape draw:style-name="gr6" draw:text-style-name="P2" draw:layer="layout" svg:width="6.001cm" svg:height="3.301cm" svg:x="8.1cm" svg:y="0.099cm">
          <text:p text:style-name="P1"><text:span text:style-name="T3">Właściwości staty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2cm" svg:x="10.101cm" svg:y="1.098cm">
          <text:p text:style-name="P1"><text:span text:style-name="T1">f</text:span><text:span text:style-name="T2">X</text:span><text:span text:style-name="T3">(</text:span><text:span text:style-name="T1">x</text:span><text:span text:style-name="T3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0.874cm" svg:height="0.912cm" svg:x="7.1cm" svg:y="1.2cm">
          <draw:text-box>
            <text:p text:style-name="P5"><text:span text:style-name="T1">v</text:span><text:span text:style-name="T3">(</text:span><text:span text:style-name="T1">i</text:span><text:span text:style-name="T3">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5-25T22:32:08.148132024</dc:date>
    <dc:creator>Łukasz Dróżdż</dc:creator>
    <meta:editing-duration>PT1H13M36S</meta:editing-duration>
    <meta:editing-cycles>23</meta:editing-cycles>
    <meta:generator>LibreOffice/7.4.5.1$Linux_X86_64 LibreOffice_project/40$Build-1</meta:generator>
    <meta:document-statistic meta:object-count="30"/>
  </office:meta>
</office:document-meta>
</file>